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347.5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857.0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1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02pt" draw:z-index="4" draw:style-name="gr3" draw:text-style-name="P3" svg:width="39.74pt" svg:height="15.05pt" svg:x="22.08pt" svg:y="19.3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21pt" draw:z-index="5" draw:style-name="gr3" draw:text-style-name="P3" svg:width="39.49pt" svg:height="15.05pt" svg:x="64.26pt" svg:y="16.5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2">00/00/0000</text:date>, <text:time style:data-style-name="N2" text:time-value="08:54:24.6494683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02T15:32:39.733627879</dc:date>
    <meta:editing-duration>P72DT8H10M28S</meta:editing-duration>
    <meta:editing-cycles>2961</meta:editing-cycles>
    <meta:generator>LibreOffice/6.0.7.3$Linux_X86_64 LibreOffice_project/00m0$Build-3</meta:generator>
    <meta:document-statistic meta:table-count="2" meta:cell-count="51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